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style>
    <style:style style:name="P2" style:family="paragraph" style:parent-style-name="Text_20_body" style:list-style-name="L1"/>
    <style:style style:name="P3" style:family="paragraph" style:parent-style-name="Text_20_body" style:list-style-name="L1">
      <style:text-properties fo:font-weight="bold"/>
    </style:style>
    <style:style style:name="P4" style:family="paragraph" style:parent-style-name="Text_20_body" style:list-style-name="L2">
      <style:text-properties fo:font-weight="bold"/>
    </style:style>
    <style:style style:name="P5" style:family="paragraph" style:parent-style-name="Text_20_body" style:list-style-name="L3">
      <style:text-properties fo:font-weight="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left="0in" fo:margin-right="0in" fo:text-indent="0in" style:auto-text-indent="false"/>
    </style:style>
    <style:style style:name="P9" style:family="paragraph" style:parent-style-name="Text_20_body" style:list-style-name="L5">
      <style:paragraph-properties fo:margin-left="0in" fo:margin-right="0in" fo:text-indent="0in" style:auto-text-indent="false"/>
    </style:style>
    <style:style style:name="P10" style:family="paragraph" style:parent-style-name="Text_20_body" style:list-style-name="L6"/>
    <style:style style:name="P11" style:family="paragraph" style:parent-style-name="Text_20_body" style:list-style-name="L7"/>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ua observação está correta. É mais difícil encontrar análises acadêmicas consolidadas e publicadas sobre um período tão recente como 2019-2021. A pesquisa acadêmica leva tempo para ser produzida, revisada e publicada. O que você encontrará mais facilmente na internet sobre esse período são reportagens, comunicados do governo e relatórios de associações do setor educacional (como o Semesp).</text:p>
      <text:p text:style-name="Text_20_body">No entanto, os três materiais que você me enviou são excelentes pontos de partida. Eles representam três abordagens de análise completamente diferentes que você pode replicar usando os dados de 2019 a 2021 do portal de dados abertos do FIES.</text:p>
      <text:p text:style-name="Text_20_body">Vamos ver como você pode se inspirar em cada um deles:</text:p>
      <text:p text:style-name="Horizontal_20_Line"/>
      <text:h text:style-name="P1" text:outline-level="3">Inspiração 1: A Análise de Caso (Como o PDF sobre Enfermagem)</text:h>
      <text:p text:style-name="Text_20_body">Este estudo é uma análise <text:span text:style-name="T1">micro</text:span>, focada no impacto do FIES em um contexto específico.</text:p>
      <text:list text:style-name="L1">
        <text:list-item>
          <text:p text:style-name="P2"><text:span text:style-name="T1">Tipo de Análise:</text:span> Estudo de caso qualitativo e quantitativo.</text:p>
        </text:list-item>
        <text:list-item>
          <text:p text:style-name="P2"><text:span text:style-name="T1">Ideia de Projeto Inspirada:</text:span> "O Papel do FIES na Permanência e Conclusão de Alunos do Curso de [Nome do Curso] na [Nome da sua Faculdade] entre 2019 e 2021".</text:p>
        </text:list-item>
        <text:list-item>
          <text:p text:style-name="P3">Como Fazer:</text:p>
          <text:list>
            <text:list-item>
              <text:p text:style-name="P2"><text:span text:style-name="T1">Use os dados abertos do FIES (2019-2021):</text:span> Faça uma análise inicial para entender o cenário nacional ou regional do FIES para a área do seu curso de interesse. Por exemplo, "No período, o FIES financiou X mil alunos de Engenharia Civil no estado do Paraná".</text:p>
            </text:list-item>
            <text:list-item>
              <text:p text:style-name="P2"><text:span text:style-name="T1">Colete dados locais:</text:span> O principal desta abordagem é cruzar os dados nacionais com a realidade local. Você precisaria de dados da secretaria ou do setor financeiro de uma faculdade específica para saber:</text:p>
              <text:list>
                <text:list-item>
                  <text:p text:style-name="P2">Quantos alunos daquele curso usavam FIES no período.</text:p>
                </text:list-item>
                <text:list-item>
                  <text:p text:style-name="P2">A taxa de evasão de alunos com FIES vs. alunos sem FIES.</text:p>
                </text:list-item>
                <text:list-item>
                  <text:p text:style-name="P2">A média de disciplinas cursadas por semestre por cada grupo.</text:p>
                </text:list-item>
              </text:list>
            </text:list-item>
            <text:list-item>
              <text:p text:style-name="P2"><text:span text:style-name="T1">Aplique a parte qualitativa:</text:span> Assim como no estudo, você pode criar questionários ou fazer entrevistas com alunos e com a coordenação do curso para entender a <text:span text:style-name="T2">percepção</text:span> deles sobre a importância do financiamento.</text:p>
            </text:list-item>
          </text:list>
        </text:list-item>
        <text:list-item>
          <text:p text:style-name="P2"><text:span text:style-name="T1">O que você precisa:</text:span> Acesso aos datasets de dados abertos do FIES (2019-2021) <text:span text:style-name="T1">e</text:span> a colaboração de uma instituição de ensino para obter os dados locais.</text:p>
        </text:list-item>
      </text:list>
      <text:p text:style-name="Horizontal_20_Line"/>
      <text:h text:style-name="P1" text:outline-level="3">Inspiração 2: A Análise da Qualidade dos Dados (Como o texto sobre Metadados)</text:h>
      <text:p text:style-name="Text_20_body">Este estudo é uma análise <text:span text:style-name="T1">técnica (ou meta-análise)</text:span>. Ele não olha para o significado dos dados, mas para a qualidade e a estrutura da base de dados em si.</text:p>
      <text:list text:style-name="L2">
        <text:list-item>
          <text:p text:style-name="P6"><text:span text:style-name="T1">Tipo de Análise:</text:span> Avaliação de qualidade de dados e metadados.</text:p>
        </text:list-item>
        <text:list-item>
          <text:p text:style-name="P6"><text:soft-page-break/><text:span text:style-name="T1">Ideia de Projeto Inspirada:</text:span> "Uma Avaliação da Qualidade e Consistência do Portal de Dados Abertos do FIES no Período de 2019 a 2021".</text:p>
        </text:list-item>
        <text:list-item>
          <text:p text:style-name="P4">Como Fazer:</text:p>
          <text:list>
            <text:list-item>
              <text:p text:style-name="P6"><text:span text:style-name="T1">Baixe os datasets:</text:span> Pegue todos os arquivos semestrais de 2019/1 até 2021/2 do portal de dados abertos.</text:p>
            </text:list-item>
            <text:list-item>
              <text:p text:style-name="P6"><text:span text:style-name="T1">Avalie os metadados:</text:span> Verifique sistematicamente se os campos descritivos (metadados) estão preenchidos, corretos e são úteis. Por exemplo:</text:p>
              <text:list>
                <text:list-item>
                  <text:p text:style-name="P6">O campo <text:span text:style-name="Source_20_Text">format</text:span> está correto (ex: CSV)?</text:p>
                </text:list-item>
                <text:list-item>
                  <text:p text:style-name="P6">O campo <text:span text:style-name="Source_20_Text">description</text:span> descreve bem o que há no arquivo?</text:p>
                </text:list-item>
                <text:list-item>
                  <text:p text:style-name="P6">O campo <text:span text:style-name="Source_20_Text">url</text:span> leva a um download válido?</text:p>
                </text:list-item>
              </text:list>
            </text:list-item>
            <text:list-item>
              <text:p text:style-name="P6"><text:span text:style-name="T1">Avalie os dados em si:</text:span> Verifique a consistência interna dos dados. Há muitos campos vazios? Os tipos de dados nas colunas fazem sentido (ex: números em colunas de valores, datas em colunas de datas)?</text:p>
            </text:list-item>
            <text:list-item>
              <text:p text:style-name="P6"><text:span text:style-name="T1">Conclusão:</text:span> Você pode concluir se o governo está cumprindo seu papel de oferecer dados com qualidade, que favorecem a transparência e o reuso.</text:p>
            </text:list-item>
          </text:list>
        </text:list-item>
        <text:list-item>
          <text:p text:style-name="P6"><text:span text:style-name="T1">O que você precisa:</text:span> Apenas os datasets de dados abertos do FIES (2019-2021). Ferramentas como Excel, Python (com a biblioteca Pandas) ou R são ideais para isso.</text:p>
        </text:list-item>
      </text:list>
      <text:p text:style-name="Horizontal_20_Line"/>
      <text:h text:style-name="P1" text:outline-level="3">Inspiração 3: A Análise Econômico-Financeira (Como a Monografia da UFRJ)</text:h>
      <text:p text:style-name="Text_20_body">Este estudo é uma análise <text:span text:style-name="T1">macro</text:span>, que conecta a política pública (FIES) com os resultados do mercado (empresas de capital aberto).</text:p>
      <text:list text:style-name="L3">
        <text:list-item>
          <text:p text:style-name="P7"><text:span text:style-name="T1">Tipo de Análise:</text:span> Análise de impacto econômico e financeiro setorial.</text:p>
        </text:list-item>
        <text:list-item>
          <text:p text:style-name="P7"><text:span text:style-name="T1">Ideia de Projeto Inspirada:</text:span> "O Desempenho das Empresas de Educação de Capital Aberto no Contexto do 'Novo FIES': Uma Análise do Período 2019-2021".</text:p>
        </text:list-item>
        <text:list-item>
          <text:p text:style-name="P5">Como Fazer:</text:p>
          <text:list>
            <text:list-item>
              <text:p text:style-name="P7"><text:span text:style-name="T1">Use os dados abertos do FIES (2019-2021):</text:span> Analise as tendências gerais. O número de contratos totais aumentou ou diminuiu nesse período? Quais foram as IES (Instituições de Ensino Superior) que mais receberam alunos via FIES? Muitas delas pertencem aos grandes grupos (Cogna, YDUQS, Ser, Anima).</text:p>
            </text:list-item>
            <text:list-item>
              <text:p text:style-name="P7"><text:span text:style-name="T1">Colete dados financeiros:</text:span> Acesse os portais de Relações com Investidores (RI) dessas empresas e baixe os relatórios anuais e trimestrais de 2019, 2020 e 2021.</text:p>
            </text:list-item>
            <text:list-item>
              <text:p text:style-name="P5">Cruze as informações:</text:p>
              <text:list>
                <text:list-item>
                  <text:p text:style-name="P8">Procure nos relatórios a menção ao FIES. As empresas geralmente informam a porcentagem de alunos da base que depende do programa.</text:p>
                </text:list-item>
              </text:list>
            </text:list-item>
          </text:list>
        </text:list-item>
      </text:list>
      <text:list text:style-name="L5">
        <text:list-item>
          <text:p text:style-name="P9">Analise a receita, o lucro e o número de alunos matriculados de cada empresa ano a ano.</text:p>
        </text:list-item>
      </text:list>
      <text:list text:style-name="L6">
        <text:list-item>
          <text:list>
            <text:list-item>
              <text:list>
                <text:list-item text:start-value="3">
                  <text:p text:style-name="P10"><text:soft-page-break/>Compare as tendências: A queda no número de contratos do FIES em 2019 (se houver) se refletiu em uma queda na receita ou no número de alunos da empresa X em 2020?</text:p>
                </text:list-item>
              </text:list>
            </text:list-item>
          </text:list>
        </text:list-item>
        <text:list-item>
          <text:p text:style-name="P10"><text:span text:style-name="T1">O que você precisa:</text:span> Os datasets de dados abertos do FIES (2019-2021) <text:span text:style-name="T1">e</text:span> os relatórios financeiros públicos das empresas de educação listadas na B3.</text:p>
        </text:list-item>
      </text:list>
      <text:h text:style-name="P1" text:outline-level="3">Resumo e Próximos Passos</text:h>
      <text:list text:style-name="L7">
        <text:list-item>
          <text:p text:style-name="P11"><text:span text:style-name="T1">Defina seu Objetivo:</text:span> O que mais te interessa? O impacto social em uma comunidade (Inspiração 1), a transparência e qualidade técnica dos dados (Inspiração 2) ou o impacto econômico em um setor (Inspiração 3)?</text:p>
        </text:list-item>
        <text:list-item>
          <text:p text:style-name="P11"><text:span text:style-name="T1">Comece a Explorar os Dados:</text:span> Baixe os arquivos de 2019 a 2021. Use uma ferramenta (Excel, Python, etc.) para abri-los e fazer uma análise exploratória básica. Quantos contratos por ano? Por estado? Por curso? Isso já vai te dar muitos insights.</text:p>
        </text:list-item>
        <text:list-item>
          <text:p text:style-name="P11"><text:span text:style-name="T1">Busque o Contexto:</text:span> Pesquise por notícias e mudanças nas regras do FIES que ocorreram especificamente entre 2019 e 2021 para entender o cenário político e econômico daquele momento.</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8:28:46.606465860</meta:creation-date>
    <dc:date>2025-09-15T18:29:15.818604491</dc:date>
    <meta:editing-duration>PT30S</meta:editing-duration>
    <meta:editing-cycles>1</meta:editing-cycles>
    <meta:generator>LibreOffice/24.2.7.2$Linux_X86_64 LibreOffice_project/420$Build-2</meta:generator>
    <meta:document-statistic meta:table-count="0" meta:image-count="0" meta:object-count="0" meta:page-count="3" meta:paragraph-count="44" meta:word-count="935" meta:character-count="5477" meta:non-whitespace-character-count="4620"/>
  </office:meta>
</office:document-meta>
</file>